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40000003503D1C0375D963668.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svg:font-family="Courier" style:font-family-generic="modern"/>
    <style:font-face style:name="Courier New" svg:font-family="'Courier New'" style:font-family-generic="modern"/>
    <style:font-face style:name="Arimo" svg:font-family="Arimo"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569in" fo:margin-left="-0.0785in" table:align="left" style:writing-mode="lr-tb"/>
    </style:style>
    <style:style style:name="Table1.A" style:family="table-column">
      <style:table-column-properties style:column-width="2.0125in"/>
    </style:style>
    <style:style style:name="Table1.B" style:family="table-column">
      <style:table-column-properties style:column-width="4.6444in"/>
    </style:style>
    <style:style style:name="Table1.1" style:family="table-row">
      <style:table-row-properties fo:keep-together="auto"/>
    </style:style>
    <style:style style:name="Table1.A1" style:family="table-cell">
      <style:table-cell-properties style:vertical-align="top" fo:background-color="#e5e5e5"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P1" style:family="paragraph" style:parent-style-name="ADD">
      <style:paragraph-properties fo:margin-top="0in" fo:margin-bottom="0in" loext:contextual-spacing="false"/>
      <style:text-properties style:font-name="Times New Roman" style:font-name-complex="Times New Roman"/>
    </style:style>
    <style:style style:name="P2" style:family="paragraph" style:parent-style-name="ADD">
      <style:paragraph-properties fo:margin-top="0in" fo:margin-bottom="0in" loext:contextual-spacing="false" fo:line-height="100%"/>
      <style:text-properties style:font-name="Times New Roman" style:font-name-complex="Times New Roman"/>
    </style:style>
    <style:style style:name="P3" style:family="paragraph" style:parent-style-name="ADD">
      <style:paragraph-properties fo:margin-top="0in" fo:margin-bottom="0in" loext:contextual-spacing="false" fo:line-height="100%">
        <style:tab-stops>
          <style:tab-stop style:position="0.25in"/>
        </style:tab-stops>
      </style:paragraph-properties>
      <style:text-properties style:font-name="Times New Roman" style:font-name-complex="Times New Roman"/>
    </style:style>
    <style:style style:name="P4" style:family="paragraph" style:parent-style-name="ADD">
      <style:paragraph-properties fo:margin-top="0in" fo:margin-bottom="0in" loext:contextual-spacing="false" fo:line-height="100%"/>
      <style:text-properties style:font-name="Times New Roman" fo:font-style="italic" style:font-style-asian="italic" style:font-name-complex="Times New Roman"/>
    </style:style>
    <style:style style:name="P5" style:family="paragraph" style:parent-style-name="ADD">
      <style:paragraph-properties fo:margin-top="0in" fo:margin-bottom="0in" loext:contextual-spacing="false" fo:line-height="100%"/>
    </style:style>
    <style:style style:name="P6" style:family="paragraph" style:parent-style-name="ADD">
      <style:paragraph-properties fo:margin-top="0in" fo:margin-bottom="0in" loext:contextual-spacing="false" fo:line-height="100%"/>
      <style:text-properties officeooo:paragraph-rsid="001e42e2"/>
    </style:style>
    <style:style style:name="P7" style:family="paragraph" style:parent-style-name="ADD">
      <style:paragraph-properties fo:margin-top="0in" fo:margin-bottom="0in" loext:contextual-spacing="false" fo:line-height="100%"/>
      <style:text-properties officeooo:paragraph-rsid="00241376"/>
    </style:style>
    <style:style style:name="P8" style:family="paragraph" style:parent-style-name="ADD">
      <style:paragraph-properties fo:margin-top="0in" fo:margin-bottom="0in" loext:contextual-spacing="false" fo:line-height="100%"/>
      <style:text-properties officeooo:paragraph-rsid="00260a1e"/>
    </style:style>
    <style:style style:name="P9" style:family="paragraph" style:parent-style-name="ADD">
      <style:paragraph-properties fo:margin-top="0in" fo:margin-bottom="0in" loext:contextual-spacing="false" fo:line-height="100%"/>
      <style:text-properties officeooo:paragraph-rsid="0029211e"/>
    </style:style>
    <style:style style:name="P10" style:family="paragraph" style:parent-style-name="ADD">
      <style:paragraph-properties fo:margin-top="0in" fo:margin-bottom="0in" loext:contextual-spacing="false" fo:line-height="100%" fo:break-before="page"/>
      <style:text-properties style:font-name="Times New Roman" style:font-name-complex="Times New Roman"/>
    </style:style>
    <style:style style:name="P11" style:family="paragraph" style:parent-style-name="AU">
      <style:paragraph-properties fo:margin-top="0in" fo:margin-bottom="0in" loext:contextual-spacing="false" fo:line-height="100%"/>
    </style:style>
    <style:style style:name="P12" style:family="paragraph" style:parent-style-name="AU">
      <style:paragraph-properties fo:margin-top="0in" fo:margin-bottom="0in" loext:contextual-spacing="false" fo:line-height="100%">
        <style:tab-stops>
          <style:tab-stop style:position="0.25in"/>
        </style:tab-stops>
      </style:paragraph-properties>
    </style:style>
    <style:style style:name="P13" style:family="paragraph" style:parent-style-name="AU">
      <style:paragraph-properties fo:margin-top="0in" fo:margin-bottom="0in" loext:contextual-spacing="false" fo:line-height="100%"/>
      <style:text-properties style:font-name="Times New Roman" style:font-name-complex="Times New Roman"/>
    </style:style>
    <style:style style:name="P14" style:family="paragraph" style:parent-style-name="AU">
      <style:paragraph-properties fo:margin-top="0in" fo:margin-bottom="0in" loext:contextual-spacing="false" fo:line-height="100%">
        <style:tab-stops>
          <style:tab-stop style:position="0.25in"/>
        </style:tab-stops>
      </style:paragraph-properties>
      <style:text-properties style:font-name="Times New Roman" style:font-name-complex="Times New Roman"/>
    </style:style>
    <style:style style:name="P15" style:family="paragraph" style:parent-style-name="AU">
      <style:paragraph-properties fo:margin-top="0in" fo:margin-bottom="0in" loext:contextual-spacing="false" fo:line-height="100%"/>
      <style:text-properties style:font-name="Times New Roman" fo:font-style="normal" style:font-style-asian="normal" style:font-name-complex="Times New Roman"/>
    </style:style>
    <style:style style:name="P16" style:family="paragraph" style:parent-style-name="AU">
      <style:paragraph-properties fo:margin-top="0in" fo:margin-bottom="0in" loext:contextual-spacing="false" fo:line-height="100%">
        <style:tab-stops>
          <style:tab-stop style:position="0.25in"/>
        </style:tab-stops>
      </style:paragraph-properties>
      <style:text-properties style:font-name="Times New Roman" fo:font-style="normal" style:font-style-asian="normal" style:font-name-complex="Times New Roman"/>
    </style:style>
    <style:style style:name="P17" style:family="paragraph" style:parent-style-name="AU">
      <style:paragraph-properties fo:margin-top="0in" fo:margin-bottom="0in" loext:contextual-spacing="false" fo:line-height="100%"/>
      <style:text-properties style:font-name="Times New Roman" fo:font-style="normal" style:font-style-asian="normal" style:font-name-complex="Times New Roman" style:font-size-complex="12pt"/>
    </style:style>
    <style:style style:name="P18" style:family="paragraph" style:parent-style-name="AU">
      <style:paragraph-properties fo:margin-left="0.5in" fo:margin-right="0in" fo:margin-top="0in" fo:margin-bottom="0in" loext:contextual-spacing="false" fo:text-indent="0in" style:auto-text-indent="false"/>
      <style:text-properties style:font-name="Times New Roman" style:font-name-complex="Times New Roman"/>
    </style:style>
    <style:style style:name="P19" style:family="paragraph" style:parent-style-name="Footer">
      <style:text-properties fo:color="#eaeaea"/>
    </style:style>
    <style:style style:name="P20" style:family="paragraph" style:parent-style-name="Heading_20_1">
      <style:paragraph-properties fo:margin-left="0in" fo:margin-right="0.5in" fo:text-indent="0in" style:auto-text-indent="false"/>
      <style:text-properties fo:font-variant="small-caps" style:use-window-font-color="true" style:font-name="Times New Roman" fo:font-size="24pt" fo:language="en" fo:country="US" fo:font-weight="bold" officeooo:rsid="000eafc7" officeooo:paragraph-rsid="000eafc7" style:letter-kerning="true" style:font-name-asian="Times New Roman" style:font-size-asian="24pt" style:font-weight-asian="bold" style:font-name-complex="Times New Roman" style:font-size-complex="10pt" style:language-complex="ar" style:country-complex="SA"/>
    </style:style>
    <style:style style:name="P21" style:family="paragraph" style:parent-style-name="Heading_20_2" style:list-style-name="">
      <style:paragraph-properties fo:margin-left="0in" fo:margin-right="0in" fo:text-align="start" style:justify-single-word="false" fo:text-indent="0in" style:auto-text-indent="false"/>
      <style:text-properties style:font-name="Times New Roman" fo:font-size="14pt" style:font-size-asian="14pt" style:font-name-complex="Times New Roman" style:font-size-complex="14pt"/>
    </style:style>
    <style:style style:name="P22" style:family="paragraph" style:parent-style-name="Heading_20_2" style:list-style-name="">
      <style:paragraph-properties fo:margin-left="0in" fo:margin-right="0in" fo:text-align="start" style:justify-single-word="false" fo:text-indent="0in" style:auto-text-indent="false" fo:break-before="page"/>
    </style:style>
    <style:style style:name="P23" style:family="paragraph" style:parent-style-name="Heading_20_2" style:list-style-name="">
      <style:paragraph-properties fo:margin-left="0in" fo:margin-right="0in" fo:text-align="start" style:justify-single-word="false" fo:text-indent="0in" style:auto-text-indent="false" fo:break-before="page"/>
      <style:text-properties style:font-name="Times New Roman" style:font-name-complex="Times New Roman"/>
    </style:style>
    <style:style style:name="P24" style:family="paragraph" style:parent-style-name="Heading_20_2" style:list-style-name="">
      <style:paragraph-properties fo:margin-left="0in" fo:margin-right="0in" fo:margin-top="0in" fo:margin-bottom="0in" loext:contextual-spacing="false" fo:line-height="100%" fo:text-align="start" style:justify-single-word="false" fo:text-indent="0in" style:auto-text-indent="false"/>
    </style:style>
    <style:style style:name="P25" style:family="paragraph" style:parent-style-name="Heading_20_2" style:list-style-name="">
      <style:paragraph-properties fo:margin-left="0in" fo:margin-right="0in" fo:margin-top="0in" fo:margin-bottom="0in" loext:contextual-spacing="false" fo:line-height="100%" fo:text-align="start" style:justify-single-word="false" fo:text-indent="0in" style:auto-text-indent="false"/>
      <style:text-properties style:font-name="Times New Roman" fo:font-size="14pt" style:font-size-asian="14pt" style:font-name-complex="Times New Roman" style:font-size-complex="14pt"/>
    </style:style>
    <style:style style:name="P26" style:family="paragraph" style:parent-style-name="Heading_20_2" style:list-style-name="" style:master-page-name="Standard">
      <style:paragraph-properties fo:margin-left="0in" fo:margin-right="0in" fo:text-align="start" style:justify-single-word="false" fo:text-indent="0in" style:auto-text-indent="false" style:page-number="auto"/>
      <style:text-properties style:font-name="Times New Roman" style:font-name-complex="Times New Roman"/>
    </style:style>
    <style:style style:name="P27" style:family="paragraph" style:parent-style-name="Heading_20_3">
      <style:text-properties style:font-name="Times New Roman" style:font-name-complex="Times New Roman"/>
    </style:style>
    <style:style style:name="P28" style:family="paragraph" style:parent-style-name="Heading_20_3">
      <style:paragraph-properties>
        <style:tab-stops>
          <style:tab-stop style:position="0.25in"/>
        </style:tab-stops>
      </style:paragraph-properties>
    </style:style>
    <style:style style:name="P29" style:family="paragraph" style:parent-style-name="Heading_20_3">
      <style:text-properties officeooo:paragraph-rsid="00107389"/>
    </style:style>
    <style:style style:name="P30" style:family="paragraph" style:parent-style-name="Heading_20_3">
      <style:paragraph-properties fo:margin-top="0in" fo:margin-bottom="0in" loext:contextual-spacing="false"/>
    </style:style>
    <style:style style:name="P31" style:family="paragraph" style:parent-style-name="Heading_20_3">
      <style:paragraph-properties fo:margin-top="0in" fo:margin-bottom="0in" loext:contextual-spacing="false">
        <style:tab-stops>
          <style:tab-stop style:position="0.25in"/>
        </style:tab-stops>
      </style:paragraph-properties>
      <style:text-properties style:font-name="Times New Roman" style:font-name-complex="Times New Roman"/>
    </style:style>
    <style:style style:name="P32" style:family="paragraph" style:parent-style-name="Heading_20_3">
      <style:paragraph-properties fo:margin-top="0in" fo:margin-bottom="0in" loext:contextual-spacing="false"/>
      <style:text-properties style:font-name="Times New Roman" fo:font-size="12pt" style:font-size-asian="12pt" style:font-name-complex="Times New Roman" style:font-size-complex="12pt"/>
    </style:style>
    <style:style style:name="P33" style:family="paragraph" style:parent-style-name="Heading_20_3">
      <style:paragraph-properties fo:margin-top="0in" fo:margin-bottom="0in" loext:contextual-spacing="false">
        <style:tab-stops>
          <style:tab-stop style:position="0.25in"/>
        </style:tab-stops>
      </style:paragraph-properties>
      <style:text-properties style:font-name="Times New Roman" fo:font-size="12pt" fo:font-weight="normal" style:font-size-asian="12pt" style:font-weight-asian="normal" style:font-name-complex="Times New Roman" style:font-size-complex="12pt"/>
    </style:style>
    <style:style style:name="P34" style:family="paragraph" style:parent-style-name="Heading_20_3">
      <style:paragraph-properties fo:margin-top="0in" fo:margin-bottom="0in" loext:contextual-spacing="false">
        <style:tab-stops>
          <style:tab-stop style:position="0.25in"/>
        </style:tab-stops>
      </style:paragraph-properties>
    </style:style>
    <style:style style:name="P35" style:family="paragraph" style:parent-style-name="Listing_20_head" style:list-style-name="WW8Num1">
      <style:paragraph-properties>
        <style:tab-stops>
          <style:tab-stop style:position="0.25in"/>
        </style:tab-stops>
      </style:paragraph-properties>
    </style:style>
    <style:style style:name="P36" style:family="paragraph" style:parent-style-name="Listing_20_head" style:list-style-name="WW8Num9">
      <style:paragraph-properties>
        <style:tab-stops>
          <style:tab-stop style:position="0.25in"/>
        </style:tab-stops>
      </style:paragraph-properties>
    </style:style>
    <style:style style:name="P37" style:family="paragraph" style:parent-style-name="Listing_20_head" style:list-style-name="WW8Num1">
      <style:paragraph-properties>
        <style:tab-stops>
          <style:tab-stop style:position="0.25in"/>
        </style:tab-stops>
      </style:paragraph-properties>
      <style:text-properties style:font-name="Times New Roman" fo:font-style="normal" style:font-style-asian="normal" style:font-name-complex="Times New Roman" style:font-size-complex="12pt"/>
    </style:style>
    <style:style style:name="P38" style:family="paragraph" style:parent-style-name="Listing_20_head" style:list-style-name="WW8Num13">
      <style:paragraph-properties fo:margin-left="0.5in" fo:margin-right="0in" fo:text-indent="-0.1874in" style:auto-text-indent="false">
        <style:tab-stops>
          <style:tab-stop style:position="0.25in"/>
        </style:tab-stops>
      </style:paragraph-properties>
      <style:text-properties style:font-name="Times New Roman" fo:font-style="normal" style:font-style-asian="normal" style:font-name-complex="Times New Roman" style:font-size-complex="12pt"/>
    </style:style>
    <style:style style:name="P39" style:family="paragraph" style:parent-style-name="Standard">
      <style:text-properties style:font-name="Times New Roman" style:font-name-complex="Times New Roman"/>
    </style:style>
    <style:style style:name="P40" style:family="paragraph" style:parent-style-name="Standard">
      <style:paragraph-properties fo:line-height="100%"/>
      <style:text-properties style:font-name="Times New Roman" style:font-name-complex="Times New Roman"/>
    </style:style>
    <style:style style:name="P41" style:family="paragraph" style:parent-style-name="Standard">
      <style:paragraph-properties fo:line-height="100%">
        <style:tab-stops>
          <style:tab-stop style:position="0.25in"/>
        </style:tab-stops>
      </style:paragraph-properties>
      <style:text-properties style:font-name="Times New Roman" style:font-name-complex="Times New Roman"/>
    </style:style>
    <style:style style:name="P42" style:family="paragraph" style:parent-style-name="Standard">
      <style:text-properties style:font-name="Times New Roman" fo:font-weight="bold" style:font-weight-asian="bold" style:font-name-complex="Times New Roman"/>
    </style:style>
    <style:style style:name="P43" style:family="paragraph" style:parent-style-name="Standard">
      <style:text-properties style:font-name="Times New Roman" fo:font-size="12pt" style:font-size-asian="12pt" style:font-name-complex="Times New Roman" style:font-size-complex="12pt"/>
    </style:style>
    <style:style style:name="P44" style:family="paragraph" style:parent-style-name="Standard">
      <style:text-properties style:font-name="Times New Roman" fo:font-size="12pt" fo:font-weight="bold" style:font-size-asian="12pt" style:font-weight-asian="bold" style:font-name-complex="Times New Roman" style:font-size-complex="12pt"/>
    </style:style>
    <style:style style:name="P45" style:family="paragraph" style:parent-style-name="Standard">
      <style:paragraph-properties fo:line-height="100%"/>
      <style:text-properties style:font-name="Times New Roman" fo:font-size="12pt" fo:font-weight="bold" style:font-size-asian="12pt" style:font-weight-asian="bold" style:font-name-complex="Times New Roman" style:font-size-complex="12pt"/>
    </style:style>
    <style:style style:name="P46" style:family="paragraph" style:parent-style-name="Standard">
      <style:paragraph-properties fo:line-height="100%">
        <style:tab-stops>
          <style:tab-stop style:position="0.25in"/>
        </style:tab-stops>
      </style:paragraph-properties>
      <style:text-properties style:font-name="Times New Roman" fo:font-size="12pt" fo:font-weight="bold" style:font-size-asian="12pt" style:font-weight-asian="bold" style:font-name-complex="Times New Roman" style:font-size-complex="12pt"/>
    </style:style>
    <style:style style:name="P47" style:family="paragraph" style:parent-style-name="Standard" style:list-style-name="WW8Num6"/>
    <style:style style:name="P48" style:family="paragraph" style:parent-style-name="Standard" style:list-style-name="WW8Num6">
      <style:paragraph-properties>
        <style:tab-stops/>
      </style:paragraph-properties>
    </style:style>
    <style:style style:name="P49" style:family="paragraph" style:parent-style-name="Standard" style:list-style-name="WW8Num14"/>
    <style:style style:name="P50" style:family="paragraph" style:parent-style-name="Standard">
      <style:paragraph-properties fo:text-align="center" style:justify-single-word="false"/>
    </style:style>
    <style:style style:name="P51" style:family="paragraph" style:parent-style-name="Standard">
      <style:paragraph-properties fo:hyphenation-ladder-count="no-limit" style:snap-to-layout-grid="false"/>
      <style:text-properties officeooo:paragraph-rsid="00107389" fo:hyphenate="false" fo:hyphenation-remain-char-count="2" fo:hyphenation-push-char-count="2" loext:hyphenation-no-caps="false"/>
    </style:style>
    <style:style style:name="P52" style:family="paragraph" style:parent-style-name="Standard">
      <style:text-properties style:font-size-complex="12pt"/>
    </style:style>
    <style:style style:name="P53" style:family="paragraph" style:parent-style-name="Standard">
      <style:paragraph-properties fo:hyphenation-ladder-count="no-limit"/>
      <style:text-properties style:font-size-complex="12pt" fo:hyphenate="false" fo:hyphenation-remain-char-count="2" fo:hyphenation-push-char-count="2" loext:hyphenation-no-caps="false"/>
    </style:style>
    <style:style style:name="P54" style:family="paragraph" style:parent-style-name="Standard">
      <style:paragraph-properties fo:hyphenation-ladder-count="no-limit" style:snap-to-layout-grid="false"/>
      <style:text-properties style:font-size-complex="12pt" fo:hyphenate="false" fo:hyphenation-remain-char-count="2" fo:hyphenation-push-char-count="2" loext:hyphenation-no-caps="false"/>
    </style:style>
    <style:style style:name="P55" style:family="paragraph" style:parent-style-name="Standard">
      <style:paragraph-properties fo:hyphenation-ladder-count="no-limit" style:snap-to-layout-grid="false"/>
      <style:text-properties officeooo:rsid="000eafc7" officeooo:paragraph-rsid="000eafc7" style:font-size-complex="12pt" fo:hyphenate="false" fo:hyphenation-remain-char-count="2" fo:hyphenation-push-char-count="2" loext:hyphenation-no-caps="false"/>
    </style:style>
    <style:style style:name="P56" style:family="paragraph" style:parent-style-name="Standard">
      <style:paragraph-properties fo:hyphenation-ladder-count="no-limit" style:snap-to-layout-grid="false"/>
      <style:text-properties officeooo:rsid="0010fd76" officeooo:paragraph-rsid="0010fd76" style:font-size-complex="12pt" fo:hyphenate="false" fo:hyphenation-remain-char-count="2" fo:hyphenation-push-char-count="2" loext:hyphenation-no-caps="false"/>
    </style:style>
    <style:style style:name="P57" style:family="paragraph" style:parent-style-name="Standard">
      <style:paragraph-properties fo:line-height="100%"/>
    </style:style>
    <style:style style:name="P58" style:family="paragraph" style:parent-style-name="Standard">
      <style:paragraph-properties fo:line-height="100%">
        <style:tab-stops>
          <style:tab-stop style:position="0.25in"/>
        </style:tab-stops>
      </style:paragraph-properties>
    </style:style>
    <style:style style:name="P59" style:family="paragraph" style:parent-style-name="Standard">
      <style:paragraph-properties fo:line-height="100%"/>
      <style:text-properties officeooo:paragraph-rsid="00155b32"/>
    </style:style>
    <style:style style:name="P60" style:family="paragraph" style:parent-style-name="Standard">
      <style:paragraph-properties fo:line-height="100%"/>
      <style:text-properties officeooo:paragraph-rsid="0018908c"/>
    </style:style>
    <style:style style:name="P61" style:family="paragraph" style:parent-style-name="Standard">
      <style:paragraph-properties fo:text-align="justify" style:justify-single-word="false"/>
    </style:style>
    <style:style style:name="P62" style:family="paragraph" style:parent-style-name="Standard">
      <style:paragraph-properties>
        <style:tab-stops>
          <style:tab-stop style:position="0.25in"/>
        </style:tab-stops>
      </style:paragraph-properties>
    </style:style>
    <style:style style:name="P63" style:family="paragraph" style:parent-style-name="Standard" style:list-style-name="WW8Num18">
      <style:paragraph-properties>
        <style:tab-stops>
          <style:tab-stop style:position="0.25in"/>
        </style:tab-stops>
      </style:paragraph-properties>
    </style:style>
    <style:style style:name="P64" style:family="paragraph" style:parent-style-name="Standard">
      <style:text-properties fo:font-style="italic" style:font-style-asian="italic"/>
    </style:style>
    <style:style style:name="P65" style:family="paragraph" style:parent-style-name="Standard">
      <style:paragraph-properties fo:line-height="100%">
        <style:tab-stops>
          <style:tab-stop style:position="0.25in"/>
        </style:tab-stops>
      </style:paragraph-properties>
      <style:text-properties fo:font-style="italic" style:font-style-asian="italic"/>
    </style:style>
    <style:style style:name="P66" style:family="paragraph" style:parent-style-name="Standard">
      <style:paragraph-properties fo:line-height="100%"/>
      <style:text-properties fo:font-weight="bold" style:font-weight-asian="bold"/>
    </style:style>
    <style:style style:name="P67" style:family="paragraph" style:parent-style-name="Standard">
      <style:paragraph-properties fo:line-height="100%">
        <style:tab-stops>
          <style:tab-stop style:position="0.25in"/>
        </style:tab-stops>
      </style:paragraph-properties>
      <style:text-properties fo:font-weight="bold" style:font-weight-asian="bold"/>
    </style:style>
    <style:style style:name="P68" style:family="paragraph" style:parent-style-name="Standard">
      <style:paragraph-properties fo:hyphenation-ladder-count="no-limit" style:snap-to-layout-grid="false"/>
      <style:text-properties style:use-window-font-color="true" style:font-name="Times New Roman" fo:font-size="12pt" fo:language="en" fo:country="US" officeooo:rsid="000d7ea8" officeooo:paragraph-rsid="000d7ea8" style:font-name-asian="Times New Roman" style:font-size-asian="12pt" style:font-name-complex="Times New Roman" style:font-size-complex="12pt" style:language-complex="ar" style:country-complex="SA" fo:hyphenate="false" fo:hyphenation-remain-char-count="2" fo:hyphenation-push-char-count="2" loext:hyphenation-no-caps="false"/>
    </style:style>
    <style:style style:name="P69" style:family="paragraph" style:parent-style-name="Standard">
      <style:paragraph-properties fo:margin-left="0.5in" fo:margin-right="0in" fo:text-indent="0in" style:auto-text-indent="false"/>
    </style:style>
    <style:style style:name="P70" style:family="paragraph" style:parent-style-name="Standard">
      <style:paragraph-properties fo:margin-left="0.25in" fo:margin-right="0in" fo:text-indent="0in" style:auto-text-indent="false"/>
    </style:style>
    <style:style style:name="P71" style:family="paragraph" style:parent-style-name="Standard">
      <style:paragraph-properties fo:margin-left="0.25in" fo:margin-right="0in" fo:text-indent="0in" style:auto-text-indent="false">
        <style:tab-stops>
          <style:tab-stop style:position="0.25in"/>
        </style:tab-stops>
      </style:paragraph-properties>
    </style:style>
    <style:style style:name="P72" style:family="paragraph" style:parent-style-name="Standard">
      <style:paragraph-properties fo:margin-left="1in" fo:margin-right="0in" fo:text-indent="0in" style:auto-text-indent="false"/>
    </style:style>
    <style:style style:name="P73" style:family="paragraph" style:parent-style-name="Standard">
      <style:paragraph-properties fo:break-before="page"/>
      <style:text-properties style:font-size-complex="12pt"/>
    </style:style>
    <style:style style:name="P74" style:family="paragraph" style:parent-style-name="Standard">
      <style:paragraph-properties fo:line-height="100%" fo:break-before="page"/>
    </style:style>
    <style:style style:name="P75" style:family="paragraph" style:parent-style-name="Standard">
      <style:paragraph-properties fo:margin-top="0in" fo:margin-bottom="0in" loext:contextual-spacing="false"/>
      <style:text-properties style:font-name="Times New Roman" fo:font-size="12pt" fo:font-weight="normal" style:font-size-asian="12pt" style:font-weight-asian="normal" style:font-name-complex="Times New Roman" style:font-size-complex="12pt"/>
    </style:style>
    <style:style style:name="P76" style:family="paragraph" style:parent-style-name="Standard">
      <style:paragraph-properties fo:margin-top="0in" fo:margin-bottom="0in" loext:contextual-spacing="false" fo:line-height="100%"/>
      <style:text-properties style:font-name="Times New Roman" fo:font-size="12pt" fo:font-weight="normal" officeooo:paragraph-rsid="002d77a7" style:font-size-asian="12pt" style:font-weight-asian="normal" style:font-name-complex="Times New Roman" style:font-size-complex="12pt"/>
    </style:style>
    <style:style style:name="P77" style:family="paragraph" style:parent-style-name="Standard">
      <style:paragraph-properties fo:margin-top="0in" fo:margin-bottom="0in" loext:contextual-spacing="false"/>
      <style:text-properties style:font-name="Times New Roman" fo:font-size="12pt" fo:font-weight="normal" officeooo:paragraph-rsid="002d77a7" style:font-size-asian="12pt" style:font-weight-asian="normal" style:font-name-complex="Times New Roman" style:font-size-complex="12pt"/>
    </style:style>
    <style:style style:name="T1" style:family="text">
      <style:text-properties fo:font-weight="bold" style:font-weight-asian="bold"/>
    </style:style>
    <style:style style:name="T2" style:family="text">
      <style:text-properties style:font-name="Times New Roman" style:font-name-complex="Times New Roman"/>
    </style:style>
    <style:style style:name="T3" style:family="text">
      <style:text-properties style:font-name="Times New Roman" style:font-name-complex="Times New Roman" style:font-size-complex="12pt"/>
    </style:style>
    <style:style style:name="T4" style:family="text">
      <style:text-properties style:font-name="Times New Roman" fo:font-size="14pt" style:font-size-asian="14pt" style:font-name-complex="Times New Roman" style:font-size-complex="14pt"/>
    </style:style>
    <style:style style:name="T5" style:family="text">
      <style:text-properties style:font-name="Times New Roman" fo:font-style="normal" style:font-style-asian="normal" style:font-name-complex="Times New Roman"/>
    </style:style>
    <style:style style:name="T6" style:family="text">
      <style:text-properties style:font-name="Times New Roman" fo:font-style="normal" style:font-style-asian="normal" style:font-name-complex="Times New Roman" style:font-size-complex="12pt"/>
    </style:style>
    <style:style style:name="T7" style:family="text">
      <style:text-properties style:font-name="Times New Roman" fo:font-size="12pt" fo:font-weight="normal" style:font-size-asian="12pt" style:font-weight-asian="normal" style:font-name-complex="Times New Roman" style:font-size-complex="12pt"/>
    </style:style>
    <style:style style:name="T8" style:family="text">
      <style:text-properties style:font-name="Times New Roman" fo:font-size="12pt" fo:font-weight="normal" officeooo:rsid="002bee38" style:font-size-asian="12pt" style:font-weight-asian="normal" style:font-name-complex="Times New Roman" style:font-size-complex="12pt"/>
    </style:style>
    <style:style style:name="T9" style:family="text">
      <style:text-properties style:font-name="Times New Roman" fo:font-size="12pt" fo:font-weight="normal" officeooo:rsid="002ca5fd" style:font-size-asian="12pt" style:font-weight-asian="normal" style:font-name-complex="Times New Roman" style:font-size-complex="12pt"/>
    </style:style>
    <style:style style:name="T10" style:family="text">
      <style:text-properties style:font-name="Times New Roman" fo:font-size="12pt" fo:font-weight="normal" officeooo:rsid="002d77a7" style:font-size-asian="12pt" style:font-weight-asian="normal" style:font-name-complex="Times New Roman" style:font-size-complex="12pt"/>
    </style:style>
    <style:style style:name="T11" style:family="text">
      <style:text-properties style:font-name="Times New Roman" fo:font-style="italic" style:font-style-asian="italic" style:font-name-complex="Times New Roman"/>
    </style:style>
    <style:style style:name="T12" style:family="text">
      <style:text-properties fo:font-size="11pt" style:font-size-asian="11pt"/>
    </style:style>
    <style:style style:name="T13" style:family="text">
      <style:text-properties style:font-size-complex="12pt"/>
    </style:style>
    <style:style style:name="T14" style:family="text">
      <style:text-properties officeooo:rsid="000d7ea8" style:font-size-complex="12pt"/>
    </style:style>
    <style:style style:name="T15" style:family="text">
      <style:text-properties officeooo:rsid="00107389" style:font-size-complex="12pt"/>
    </style:style>
    <style:style style:name="T16" style:family="text">
      <style:text-properties fo:font-weight="normal"/>
    </style:style>
    <style:style style:name="T17" style:family="text">
      <style:text-properties fo:font-style="italic" style:font-style-asian="italic"/>
    </style:style>
    <style:style style:name="T18" style:family="text">
      <style:text-properties fo:font-style="italic" style:font-style-asian="italic" style:font-size-complex="12pt"/>
    </style:style>
    <style:style style:name="T19" style:family="text">
      <style:text-properties style:text-underline-style="none" fo:font-weight="normal" style:font-weight-asian="normal"/>
    </style:style>
    <style:style style:name="T20" style:family="text">
      <style:text-properties style:use-window-font-color="true" style:font-name="Times New Roman" fo:font-size="13pt" fo:language="en" fo:country="US" fo:font-weight="bold" officeooo:rsid="000ef26a" style:font-name-asian="Times New Roman" style:font-size-asian="13pt" style:font-weight-asian="bold" style:font-name-complex="Times New Roman" style:font-size-complex="10pt" style:language-complex="ar" style:country-complex="SA"/>
    </style:style>
    <style:style style:name="T21" style:family="text">
      <style:text-properties style:use-window-font-color="true" style:font-name="Times New Roman" fo:font-size="12pt" fo:language="en" fo:country="US" officeooo:rsid="00129f00" style:font-name-asian="Times New Roman" style:font-size-asian="12pt" style:font-name-complex="Times New Roman" style:font-size-complex="10pt" style:language-complex="ar" style:country-complex="SA"/>
    </style:style>
    <style:style style:name="T22" style:family="text">
      <style:text-properties style:use-window-font-color="true" style:font-name="Times New Roman" fo:font-size="12pt" fo:language="en" fo:country="US" officeooo:rsid="0013bf0a" style:font-name-asian="Times New Roman" style:font-size-asian="12pt" style:font-name-complex="Times New Roman" style:font-size-complex="10pt" style:language-complex="ar" style:country-complex="SA"/>
    </style:style>
    <style:style style:name="T23" style:family="text">
      <style:text-properties style:use-window-font-color="true" style:font-name="Times New Roman" fo:font-size="12pt" fo:language="en" fo:country="US" officeooo:rsid="00155b32" style:font-name-asian="Times New Roman" style:font-size-asian="12pt" style:font-name-complex="Times New Roman" style:font-size-complex="10pt" style:language-complex="ar" style:country-complex="SA"/>
    </style:style>
    <style:style style:name="T24" style:family="text">
      <style:text-properties style:use-window-font-color="true" style:font-name="Times New Roman" fo:font-size="12pt" fo:language="en" fo:country="US" officeooo:rsid="0016ce7b" style:font-name-asian="Times New Roman" style:font-size-asian="12pt" style:font-name-complex="Times New Roman" style:font-size-complex="10pt" style:language-complex="ar" style:country-complex="SA"/>
    </style:style>
    <style:style style:name="T25" style:family="text">
      <style:text-properties style:use-window-font-color="true" style:font-name="Times New Roman" fo:font-size="12pt" fo:language="en" fo:country="US" officeooo:rsid="0018908c" style:font-name-asian="Times New Roman" style:font-size-asian="12pt" style:font-name-complex="Times New Roman" style:font-size-complex="10pt" style:language-complex="ar" style:country-complex="SA"/>
    </style:style>
    <style:style style:name="T26" style:family="text">
      <style:text-properties style:use-window-font-color="true" style:font-name="Times New Roman" fo:font-size="12pt" fo:language="en" fo:country="US" officeooo:rsid="00196db8" style:font-name-asian="Times New Roman" style:font-size-asian="12pt" style:font-name-complex="Times New Roman" style:font-size-complex="10pt" style:language-complex="ar" style:country-complex="SA"/>
    </style:style>
    <style:style style:name="T27" style:family="text">
      <style:text-properties style:use-window-font-color="true" style:font-name="Times New Roman" fo:font-size="12pt" fo:language="en" fo:country="US" officeooo:rsid="001b2c7c" style:font-name-asian="Times New Roman" style:font-size-asian="12pt" style:font-name-complex="Times New Roman" style:font-size-complex="10pt" style:language-complex="ar" style:country-complex="SA"/>
    </style:style>
    <style:style style:name="T28" style:family="text">
      <style:text-properties style:use-window-font-color="true" style:font-name="Times New Roman" fo:font-size="12pt" fo:language="en" fo:country="US" officeooo:rsid="001e42e2" style:font-name-asian="Times New Roman" style:font-size-asian="12pt" style:font-name-complex="Times New Roman" style:font-size-complex="10pt" style:language-complex="ar" style:country-complex="SA"/>
    </style:style>
    <style:style style:name="T29" style:family="text">
      <style:text-properties style:use-window-font-color="true" style:font-name="Times New Roman" fo:font-size="12pt" fo:language="en" fo:country="US" officeooo:rsid="001fb1fd" style:font-name-asian="Times New Roman" style:font-size-asian="12pt" style:font-name-complex="Times New Roman" style:font-size-complex="10pt" style:language-complex="ar" style:country-complex="SA"/>
    </style:style>
    <style:style style:name="T30" style:family="text">
      <style:text-properties style:use-window-font-color="true" style:font-name="Times New Roman" fo:font-size="12pt" fo:language="en" fo:country="US" officeooo:rsid="00222788" style:font-name-asian="Times New Roman" style:font-size-asian="12pt" style:font-name-complex="Times New Roman" style:font-size-complex="10pt" style:language-complex="ar" style:country-complex="SA"/>
    </style:style>
    <style:style style:name="T31" style:family="text">
      <style:text-properties style:use-window-font-color="true" style:font-name="Times New Roman" fo:font-size="12pt" fo:language="en" fo:country="US" officeooo:rsid="00241376" style:font-name-asian="Times New Roman" style:font-size-asian="12pt" style:font-name-complex="Times New Roman" style:font-size-complex="10pt" style:language-complex="ar" style:country-complex="SA"/>
    </style:style>
    <style:style style:name="T32" style:family="text">
      <style:text-properties style:use-window-font-color="true" style:font-name="Times New Roman" fo:font-size="12pt" fo:language="en" fo:country="US" officeooo:rsid="00260a1e" style:font-name-asian="Times New Roman" style:font-size-asian="12pt" style:font-name-complex="Times New Roman" style:font-size-complex="10pt" style:language-complex="ar" style:country-complex="SA"/>
    </style:style>
    <style:style style:name="T33" style:family="text">
      <style:text-properties style:use-window-font-color="true" style:font-name="Times New Roman" fo:font-size="12pt" fo:language="en" fo:country="US" officeooo:rsid="0026f762" style:font-name-asian="Times New Roman" style:font-size-asian="12pt" style:font-name-complex="Times New Roman" style:font-size-complex="10pt" style:language-complex="ar" style:country-complex="SA"/>
    </style:style>
    <style:style style:name="T34" style:family="text">
      <style:text-properties style:use-window-font-color="true" style:font-name="Times New Roman" fo:font-size="12pt" fo:language="en" fo:country="US" officeooo:rsid="0029211e" style:font-name-asian="Times New Roman" style:font-size-asian="12pt" style:font-name-complex="Times New Roman" style:font-size-complex="10pt" style:language-complex="ar" style:country-complex="SA"/>
    </style:style>
    <style:style style:name="T35" style:family="text">
      <style:text-properties style:use-window-font-color="true" style:font-name="Times New Roman" fo:font-size="12pt" fo:language="en" fo:country="US" officeooo:rsid="002956b4" style:font-name-asian="Times New Roman" style:font-size-asian="12pt" style:font-name-complex="Times New Roman" style:font-size-complex="10pt" style:language-complex="ar" style:country-complex="SA"/>
    </style:style>
    <style:style style:name="T36" style:family="text">
      <style:text-properties style:use-window-font-color="true" style:font-name="Times New Roman" fo:font-size="12pt" fo:language="en" fo:country="US" officeooo:rsid="002a9e27" style:font-name-asian="Times New Roman" style:font-size-asian="12pt" style:font-name-complex="Times New Roman" style:font-size-complex="10pt" style:language-complex="ar" style:country-complex="SA"/>
    </style:style>
    <style:style style:name="T37" style:family="text">
      <style:text-properties style:use-window-font-color="true" style:font-name="Times New Roman" fo:font-size="12pt" fo:language="en" fo:country="US" officeooo:rsid="002aae72" style:font-name-asian="Times New Roman" style:font-size-asian="12pt" style:font-name-complex="Times New Roman" style:font-size-complex="10pt" style:language-complex="ar" style:country-complex="SA"/>
    </style:style>
    <style:style style:name="T38" style:family="text">
      <style:text-properties style:use-window-font-color="true" style:font-name="Times New Roman" fo:font-size="12pt" fo:language="en" fo:country="US" fo:font-weight="normal" officeooo:rsid="002d77a7" style:font-name-asian="Times New Roman" style:font-size-asian="12pt" style:font-weight-asian="normal" style:font-name-complex="Times New Roman" style:font-size-complex="12pt" style:language-complex="ar" style:country-complex="SA"/>
    </style:style>
    <style:style style:name="T39" style:family="text">
      <style:text-properties officeooo:rsid="002d77a7"/>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2">Proposal Guidelines and Packet</text:h>
      <text:p text:style-name="P42"/>
      <text:p text:style-name="Standard">Proposing a book is a challenging task. It requires that you devote focused time and energy to provide a well- constructed overview of what you want to accomplish in your book. The proposal is your opportunity to put your best foot forward in selling your book idea.</text:p>
      <text:p text:style-name="Standard"/>
      <text:p text:style-name="Standard">In order to assist us in reviewing your proposal, please be sure to include:</text:p>
      <text:p text:style-name="Standard"/>
      <text:list xml:id="list2902712773" text:style-name="WW8Num6">
        <text:list-item>
          <text:p text:style-name="P47">Appropriate contact information</text:p>
        </text:list-item>
        <text:list-item>
          <text:p text:style-name="P47">Complete answers to all proposal questions</text:p>
        </text:list-item>
        <text:list-item>
          <text:p text:style-name="P47">Detailed table of contents</text:p>
        </text:list-item>
        <text:list-item>
          <text:p text:style-name="P48">Detailed biography of your experience and credentials</text:p>
        </text:list-item>
      </text:list>
      <text:p text:style-name="Standard"/>
      <text:p text:style-name="Standard">In addition to the proposal template, this packet includes a submission checklist and frequently asked questions.</text:p>
      <text:p text:style-name="Standard"/>
      <text:p text:style-name="Standard"/>
      <text:h text:style-name="P22" text:outline-level="2"><text:span text:style-name="T2">Proposal Template</text:span></text:h>
      <text:p text:style-name="P39"/>
      <text:p text:style-name="Standard">Beginning on the following page is a proposal template asking for basic information about the proposed book. </text:p>
      <text:p text:style-name="Standard"/>
      <text:p text:style-name="Standard">Some notes:</text:p>
      <text:p text:style-name="P1"/>
      <text:list xml:id="list1941951958" text:style-name="WW8Num14">
        <text:list-item>
          <text:p text:style-name="P49">Fields in brackets should be replaced with the relevant info:</text:p>
        </text:list-item>
      </text:list>
      <text:p text:style-name="P69">[Replace with appropriate text]</text:p>
      <text:p text:style-name="Standard"/>
      <text:list xml:id="list133645143126061" text:continue-numbering="true" text:style-name="WW8Num14">
        <text:list-item>
          <text:p text:style-name="P49">Italicized text is explanatory and may be deleted:</text:p>
        </text:list-item>
      </text:list>
      <text:p text:style-name="P18">This text explains something</text:p>
      <text:p text:style-name="P39"/>
      <text:list xml:id="list133643599091010" text:continue-numbering="true" text:style-name="WW8Num14">
        <text:list-item>
          <text:p text:style-name="P49">Please answer with as much detail as possible. The time you spend now defining your project will make writing much easier. <text:s/>The proposal document provides the basis on which we will be able to evaluate the viability of your book idea. <text:s/>The more detail you can provide, both as background information and in your table of contents (TOC), the better feedback we can give you.</text:p>
        </text:list-item>
      </text:list>
      <text:p text:style-name="P70"/>
      <text:list xml:id="list133643948567080" text:continue-numbering="true" text:style-name="WW8Num14">
        <text:list-item>
          <text:p text:style-name="P49">Everything you give us will be considered confidential, however if you feel uncomfortable answering anything please make note of your confidentiality concerns.</text:p>
        </text:list-item>
      </text:list>
      <text:p text:style-name="Standard"/>
      <text:list xml:id="list133643738831379" text:continue-numbering="true" text:style-name="WW8Num14">
        <text:list-item>
          <text:p text:style-name="P49">If you have any questions about submitting your proposal please ask.</text:p>
        </text:list-item>
      </text:list>
      <text:p text:style-name="Standard"/>
      <text:p text:style-name="P50"/>
      <text:p text:style-name="P72"/>
      <text:h text:style-name="P23" text:outline-level="2">Proposal Form</text:h>
      <text:h text:style-name="P20" text:outline-level="1">The Boost.Graph Cookbook 1: Basics</text:h>
      <text:h text:style-name="P29" text:outline-level="3"><text:span text:style-name="T2">Author(s): </text:span><text:span text:style-name="T20">Richèl J.C. Bilderbeek</text:span></text:h>
      <text:h text:style-name="P27" text:outline-level="3">Contact (include information for each author):</text:h>
      <table:table table:name="Table1" table:style-name="Table1">
        <table:table-column table:style-name="Table1.A"/>
        <table:table-column table:style-name="Table1.B"/>
        <table:table-row table:style-name="Table1.1">
          <table:table-cell table:style-name="Table1.A1" office:value-type="string">
            <text:p text:style-name="P53">Full Name:</text:p>
          </table:table-cell>
          <table:table-cell table:style-name="Table1.B1" office:value-type="string">
            <text:p text:style-name="P51"><text:span text:style-name="T14">Rich</text:span><text:span text:style-name="T16">è</text:span><text:span text:style-name="T14">l </text:span><text:span text:style-name="T15">Jacobus Cornelis </text:span><text:span text:style-name="T14">Bilderbeek</text:span></text:p>
          </table:table-cell>
        </table:table-row>
        <table:table-row table:style-name="Table1.1">
          <table:table-cell table:style-name="Table1.A1" office:value-type="string">
            <text:p text:style-name="P53">Company Name:</text:p>
          </table:table-cell>
          <table:table-cell table:style-name="Table1.B2" office:value-type="string">
            <text:p text:style-name="P56"/>
          </table:table-cell>
        </table:table-row>
        <table:table-row table:style-name="Table1.1">
          <table:table-cell table:style-name="Table1.A1" office:value-type="string">
            <text:p text:style-name="P53">Job Title:</text:p>
          </table:table-cell>
          <table:table-cell table:style-name="Table1.B3" office:value-type="string">
            <text:p text:style-name="P68">Postdoc</text:p>
          </table:table-cell>
        </table:table-row>
        <table:table-row table:style-name="Table1.1">
          <table:table-cell table:style-name="Table1.A1" office:value-type="string">
            <text:p text:style-name="P53">Home Address:</text:p>
          </table:table-cell>
          <table:table-cell table:style-name="Table1.B4" office:value-type="string">
            <text:p text:style-name="P54"/>
          </table:table-cell>
        </table:table-row>
        <table:table-row table:style-name="Table1.1">
          <table:table-cell table:style-name="Table1.A1" office:value-type="string">
            <text:p text:style-name="P53">Home Phone:</text:p>
          </table:table-cell>
          <table:table-cell table:style-name="Table1.B5" office:value-type="string">
            <text:p text:style-name="P54"/>
          </table:table-cell>
        </table:table-row>
        <table:table-row table:style-name="Table1.1">
          <table:table-cell table:style-name="Table1.A1" office:value-type="string">
            <text:p text:style-name="P53">Work Address:</text:p>
          </table:table-cell>
          <table:table-cell table:style-name="Table1.B6" office:value-type="string">
            <text:p text:style-name="P54"/>
          </table:table-cell>
        </table:table-row>
        <table:table-row table:style-name="Table1.1">
          <table:table-cell table:style-name="Table1.A1" office:value-type="string">
            <text:p text:style-name="P53">Work Phone:</text:p>
          </table:table-cell>
          <table:table-cell table:style-name="Table1.B7" office:value-type="string">
            <text:p text:style-name="P54"/>
          </table:table-cell>
        </table:table-row>
        <table:table-row table:style-name="Table1.1">
          <table:table-cell table:style-name="Table1.A1" office:value-type="string">
            <text:p text:style-name="P53">Mobile Phone Number:</text:p>
          </table:table-cell>
          <table:table-cell table:style-name="Table1.B8" office:value-type="string">
            <text:p text:style-name="P54"/>
          </table:table-cell>
        </table:table-row>
        <table:table-row table:style-name="Table1.1">
          <table:table-cell table:style-name="Table1.A1" office:value-type="string">
            <text:p text:style-name="P53">Fax Number:</text:p>
          </table:table-cell>
          <table:table-cell table:style-name="Table1.B9" office:value-type="string">
            <text:p text:style-name="P55">N/A</text:p>
          </table:table-cell>
        </table:table-row>
        <table:table-row table:style-name="Table1.1">
          <table:table-cell table:style-name="Table1.A1" office:value-type="string">
            <text:p text:style-name="P53">Email:</text:p>
          </table:table-cell>
          <table:table-cell table:style-name="Table1.B10" office:value-type="string">
            <text:p text:style-name="P55">richel@richelbilderbeek.nl</text:p>
          </table:table-cell>
        </table:table-row>
        <table:table-row table:style-name="Table1.1">
          <table:table-cell table:style-name="Table1.A1" office:value-type="string">
            <text:p text:style-name="P53">Previous publications:</text:p>
          </table:table-cell>
          <table:table-cell table:style-name="Table1.B11" office:value-type="string">
            <text:p text:style-name="P55">None</text:p>
          </table:table-cell>
        </table:table-row>
        <table:table-row table:style-name="Table1.1">
          <table:table-cell table:style-name="Table1.A1" office:value-type="string">
            <text:p text:style-name="P53">Professional societies, certifications, honors, etc.</text:p>
          </table:table-cell>
          <table:table-cell table:style-name="Table1.B12" office:value-type="string">
            <text:p text:style-name="P54"/>
          </table:table-cell>
        </table:table-row>
      </table:table>
      <text:p text:style-name="P52"/>
      <text:p text:style-name="P73"/>
      <text:h text:style-name="P21" text:outline-level="2">Part i: General Information</text:h>
      <text:h text:style-name="P30" text:outline-level="3"><text:span text:style-name="T2">1.<text:tab/>Please tell us about the book topic:</text:span></text:h>
      <text:p text:style-name="P11"><text:span text:style-name="T2">What is the technology primarily used for? Is this a new technology or an existing one? What other technologies does it compete with? Is the technology going through a revision, if so when?</text:span><text:span text:style-name="T12"> </text:span><text:span text:style-name="T3">Describe for a non-technical person why this topic is of considerable market interest and what problems the technology helps to solve.</text:span></text:p>
      <text:p text:style-name="P2"/>
      <text:p text:style-name="P59"><text:span text:style-name="T21">Graphs are fundamental structures to represent a collections of points (called ‘vertices’) and connections between these (called ‘edges’) </text:span><text:span text:style-name="T23">used to, among others, build neural networks as used in artificial intelligence.</text:span></text:p>
      <text:p text:style-name="P59"><text:span text:style-name="T23"/></text:p>
      <text:p text:style-name="P60"><text:span text:style-name="T21">C++ is one of the most used programming languages in the world, </text:span><text:span text:style-name="T25">known for its run-time speed (or: ‘it runs code fast’), hence used in fields that require extensive calculations, such as, among others, artificial intelligence.</text:span></text:p>
      <text:p text:style-name="P60"><text:span text:style-name="T25"/></text:p>
      <text:p text:style-name="P60"><text:span text:style-name="T25">C++</text:span><text:span text:style-name="T21">, however, does not have a standard libraries for graphs. </text:span><text:span text:style-name="T22">The Boost.Graph library, however, is one of the most used C++ library for graphs, </text:span><text:span text:style-name="T24">written by C++ experts.</text:span></text:p>
      <text:p text:style-name="P59"><text:span text:style-name="T24"/></text:p>
      <text:p text:style-name="P60"><text:span text:style-name="T24">H</text:span><text:span text:style-name="T25">ence, the Boost.Graph library </text:span><text:span text:style-name="T26">is a fundamental library used </text:span><text:span text:style-name="T27">by a popular programming language </text:span><text:span text:style-name="T26">in </text:span><text:span text:style-name="T27">influential advanced technology.</text:span></text:p>
      <text:p text:style-name="P57"/>
      <text:h text:style-name="P30" text:outline-level="3"><text:span text:style-name="T2">2.<text:tab/>How big is the market for this technology?</text:span></text:h>
      <text:p text:style-name="P11"><text:span text:style-name="T2">Describe what sorts of people use this technology as a whole. How big is this audience? Do you see it growing, shrinking or remaining constant? Is it in the early adopter stage, growing, or mature stage? Please provide as much detailed market data as possible to help quantify the potential size of the audience for this book.</text:span></text:p>
      <text:p text:style-name="P40"/>
      <text:p text:style-name="P6"><text:span text:style-name="T28">C++ has been in the top 4 programming languages in the Tiobe index (</text:span><text:a xlink:type="simple" xlink:href="https://tiobe.com/tiobe-index/" text:style-name="Internet_20_link" text:visited-style-name="Visited_20_Internet_20_Link">https://tiobe.com/tiobe-index/</text:a><text:span text:style-name="T28">) for at least two decades, </text:span><text:span text:style-name="T29">with </text:span><text:span text:style-name="T28">the last two years growing in its number of users. T</text:span><text:span text:style-name="T29">he number of users of the Boost.Graph library is unknown. </text:span></text:p>
      <text:p text:style-name="P7"><text:span text:style-name="T29"/></text:p>
      <text:p text:style-name="P8"><text:span text:style-name="T30">However, the sales of a book about the Boost.Graph users can be predicted better, as the only current book on the topic (The Boost Graph Library: User Guide and Reference Manual by Jeremy G. Siek, Lie-Quan Lee and Andrew Lumsdaine, with ISBN-13: 978-0201729146) is also published by Addison-Wesley. </text:span></text:p>
      <text:p text:style-name="P8"><text:span text:style-name="T30"/></text:p>
      <text:p text:style-name="P8"><text:span text:style-name="T30">A</text:span><text:span text:style-name="T32">s my book aims at less </text:span><text:span text:style-name="T31">experienced programmers, </text:span><text:span text:style-name="T33">however, </text:span><text:span text:style-name="T32">the audience </text:span><text:span text:style-name="T33">for my book </text:span><text:span text:style-name="T32">will be bigger.</text:span></text:p>
      <text:p text:style-name="P40"/>
      <text:p text:style-name="P40"/>
      <text:p text:style-name="P57"/>
      <text:h text:style-name="P30" text:outline-level="3"><text:soft-page-break/><text:span text:style-name="T2">3.<text:tab/>Within that group, which segment will this book target?</text:span></text:h>
      <text:p text:style-name="P13">Describe specifically whom this book will be written for. What do they need to know prior to reading the book? What new knowledge will they gain from it? How will they use this new knowledge?</text:p>
      <text:p text:style-name="P40"/>
      <text:p text:style-name="P9"><text:span text:style-name="T34">The book is aimed at experienced beginners in C++, able to read a template function </text:span><text:span text:style-name="T35">and simple classes</text:span><text:span text:style-name="T34">. From the book, they will learn how to write their own templated functions </text:span><text:span text:style-name="T35">and classes </text:span><text:span text:style-name="T36">need to work with graphs, </text:span><text:span text:style-name="T37">enabling them to use this fundamental data structure in advanced fields.</text:span></text:p>
      <text:h text:style-name="P32" text:outline-level="3"/>
      <text:p text:style-name="P43"/>
      <text:h text:style-name="P30" text:outline-level="3"><text:span text:style-name="T2">4.<text:tab/>Please tell us about yourself:</text:span></text:h>
      <text:p text:style-name="P13">Please include a biography of yourself, focusing on why you are the right person to be writing this book. Don’t be shy! Eventually this information may be used to market the book. Be specific about any connection you have with the community. Be sure to mention your experience with this topic as well as any writing experience you have. </text:p>
      <text:p text:style-name="P15"/>
      <text:h text:style-name="P30" text:outline-level="3"><text:span text:style-name="T7">I am a C++ developer with 19 years of experience, </text:span><text:span text:style-name="T10">that</text:span><text:span text:style-name="T7"> care</text:span><text:span text:style-name="T10">s </text:span><text:span text:style-name="T7">about code quality, </text:span><text:span text:style-name="T38">because I</text:span><text:span text:style-name="T7"> care about people. I know the C++ literature and show this by following its guidelines </text:span><text:span text:style-name="T10">in teaching or at forums</text:span><text:span text:style-name="T7">. </text:span><text:span text:style-name="T8">I have been using the Boost.Graph library for years, </text:span><text:span text:style-name="T9">especially in the field of machine learning. </text:span><text:span text:style-name="T38">As a scientist, I have written multiple published scientific papers, whereas as a teacher I have written books on programming aimed at 10-year-olds.</text:span></text:h>
      <text:p text:style-name="P75"/>
      <text:p text:style-name="P44"/>
      <text:h text:style-name="P30" text:outline-level="3"><text:span text:style-name="T2">5.<text:tab/>What is your vision for this book?</text:span></text:h>
      <text:p text:style-name="P61"><text:span text:style-name="T18">In contrast to the topic summary, the book description is a tailored overview of the book’s aim and scope. Describe how you will approach this topic in your book. Be sure to include how your vision will serve the audience and explain how you see your approach as unique from what already exists. This description should provide readers with important information on the book’s coverage and intended purpose and discuss why these topics are important. You should describe here what the book will help readers accomplish, and what they will learn after having read the book. Also, highlight any special selling features, such as chapter ending review questions, chapter summaries, case studies, exercises, special tools or job aids, etc. </text:span></text:p>
      <text:p text:style-name="P17"/>
      <text:p text:style-name="P40"/>
      <text:p text:style-name="P77">The goal of writing this book is to give my students/colleagues a</text:p>
      <text:p text:style-name="P77">better introduction to the Boost.Graph library.</text:p>
      <text:p text:style-name="P77"/>
      <text:p text:style-name="P77">The current version of the book </text:p>
      <text:p text:style-name="P77">can be downloaded at https://github.com/richelbilderbeek/boost_graph_cookbook_1 .</text:p>
      <text:p text:style-name="P76"><text:span text:style-name="T2"/></text:p>
      <text:p text:style-name="P10"/>
      <text:h text:style-name="P25" text:outline-level="2">Part ii: Competitive Analysis</text:h>
      <text:h text:style-name="P34" text:outline-level="3"><text:span text:style-name="T2">1.<text:tab/>What competing resources are available to the audience?</text:span></text:h>
      <text:p text:style-name="P14">What other books or online resources are available? How do these fail to meet the needs of the target audience? (feel free to create a table if necessary)</text:p>
      <text:p text:style-name="P41"/>
      <text:p text:style-name="P3">[Resource Title | URL/ISBN | Author/Publisher | Publication Date | Pages | Comments]</text:p>
      <text:p text:style-name="P3"/>
      <text:p text:style-name="P3"/>
      <text:h text:style-name="P34" text:outline-level="3"><text:span text:style-name="T2">2.<text:tab/>Which of the competitors listed above do you believe is the nearest competitor?</text:span></text:h>
      <text:p text:style-name="P14">Select one competitor and explain why you think it is the resource to beat.</text:p>
      <text:h text:style-name="P33" text:outline-level="3">[nearest competitor]</text:h>
      <text:p text:style-name="P46"/>
      <text:h text:style-name="P34" text:outline-level="3"><text:span text:style-name="T2">3.<text:tab/>How will your book be unique in satisfying the needs of this audience?</text:span></text:h>
      <text:p text:style-name="P14">Why would someone buy your book rather then any of the existing resources?</text:p>
      <text:p text:style-name="P41"/>
      <text:p text:style-name="P3">[unique traits]</text:p>
      <text:p text:style-name="P41"/>
      <text:p text:style-name="P58"/>
      <text:h text:style-name="P34" text:outline-level="3"><text:span text:style-name="T2">4.<text:tab/>What are the key selling points for your book?</text:span></text:h>
      <text:p text:style-name="P65">If you had to pitch your book to a reader in the bookstore who was choosing between it and it’s nearest competitor, what three things would you highlight?</text:p>
      <text:p text:style-name="P65"/>
      <text:h text:style-name="P33" text:outline-level="3">[selling points]</text:h>
      <text:p text:style-name="P45"/>
      <text:p text:style-name="P74"/>
      <text:h text:style-name="P25" text:outline-level="2">Part iii: Book Specifications</text:h>
      <text:p text:style-name="P58"><text:span text:style-name="T1">1.<text:tab/>Page Count Estimate:</text:span></text:p>
      <text:p text:style-name="P67"/>
      <text:p text:style-name="P67"/>
      <text:p text:style-name="P58"><text:span text:style-name="T1">2.<text:tab/>Does your book require supporting media?</text:span></text:p>
      <text:p text:style-name="P58"><text:span text:style-name="T17">Will your book have a CD, DVD or post material on a Website? <text:s/>If so, what media is required? <text:s/>Please describe what material you will make available in this format.</text:span></text:p>
      <text:p text:style-name="P65"/>
      <text:p text:style-name="P58">[media type]</text:p>
      <text:p text:style-name="P58">[media content description]</text:p>
      <text:p text:style-name="P67"/>
      <text:p text:style-name="P67"/>
      <text:p text:style-name="P58"><text:span text:style-name="T1">3.<text:tab/>What kind of writing schedule do you project?</text:span></text:p>
      <text:p text:style-name="P65">Please consider how long you think it will take you to write this book. Take into consideration vacations, holidays, or business trips that will limit your ability to focus on writing. Insert dates below:</text:p>
      <text:p text:style-name="P66"/>
      <text:p text:style-name="P57">[Proposed schedule. Include initial chapter, 25%, 50%, 75%, and 100% milestone dates]</text:p>
      <text:p text:style-name="P66"/>
      <text:h text:style-name="P31" text:outline-level="3">4. Keywords</text:h>
      <text:p text:style-name="P64">Please include a comprehensive list of keywords associated with your book. These keywords will be used to help readers find your book in online searches.</text:p>
      <text:p text:style-name="P64"/>
      <text:p text:style-name="Standard">[Keywords]</text:p>
      <text:h text:style-name="P31" text:outline-level="3"/>
      <text:h text:style-name="P34" text:outline-level="3"><text:span text:style-name="T2">5.<text:tab/>Include the proposed TOC (Table of Contents):</text:span></text:h>
      <text:p text:style-name="P12"><text:span text:style-name="T2">Please insert a complete TOC with Parts, Chapters, and at least two levels of headings within each chapter here or attach it to the proposal. Include an estimate of the number of pages you expect for each chapter. <text:s/>If you are in need of a sample TOC, please contact your acquisitions editor.</text:span></text:p>
      <text:p text:style-name="P16"/>
      <text:p text:style-name="P16">[TOC]</text:p>
      <text:p text:style-name="P16"/>
      <text:p text:style-name="P16"/>
      <text:p text:style-name="P4"/>
      <text:p text:style-name="P2"/>
      <text:p text:style-name="P10"/>
      <text:h text:style-name="P24" text:outline-level="2"><text:span text:style-name="T4">Part iv: Review Candidates</text:span></text:h>
      <text:h text:style-name="P34" text:outline-level="3"><text:span text:style-name="T2">1.<text:tab/>Proposal/Book Review Candidates</text:span></text:h>
      <text:p text:style-name="P12"><text:span text:style-name="T2">Who do you know or know of someone that you feel would be a good candidate for reviewing this proposal as well as the text of the book? Try to think of people who have extensive experience on the book topic and can offer unique insight into the technology or market. Please include up to six potential reviewers. </text:span></text:p>
      <text:p text:style-name="P40"/>
      <text:p text:style-name="P5"><text:span text:style-name="T2">[reviewer names and email addresses]</text:span></text:p>
      <text:p text:style-name="P40"/>
      <text:h text:style-name="P23" text:outline-level="2">Proposal FAQs</text:h>
      <text:p text:style-name="Standard">Here are some common questions along with answers. If your question is not covered here or explained in the following proposal template, please just ask.</text:p>
      <text:h text:style-name="P28" text:outline-level="3"><text:span text:style-name="T2">1.<text:tab/>What do you look for in a book proposal?</text:span></text:h>
      <text:p text:style-name="P62">This is a critical question for most prospective authors. There are a number of items we look for:</text:p>
      <text:p text:style-name="P62"/>
      <text:list xml:id="list3413076673" text:style-name="WW8Num1">
        <text:list-item>
          <text:p text:style-name="P35"><text:span text:style-name="T6">The best author for this topic.</text:span></text:p>
        </text:list-item>
        <text:list-item>
          <text:p text:style-name="P37">Information on the topic of the proposed book: why you think this topic deserves a book, your sense of the need for a book on the topic, who your audience is, etc. </text:p>
        </text:list-item>
      </text:list>
      <text:list xml:id="list1559513685" text:style-name="WW8Num13">
        <text:list-item>
          <text:p text:style-name="P38">A detailed book outline and a detailed table of contents (TOC) including parts titles, chapter titles, main-headings, and sub-headings for each chapter, a sentence-or-two description of each chapter, and estimated page counts</text:p>
        </text:list-item>
      </text:list>
      <text:list xml:id="list133644778494873" text:continue-list="list3413076673" text:style-name="WW8Num1">
        <text:list-item>
          <text:p text:style-name="P35"><text:span text:style-name="T6">Information about your background: who you are, why you want to be an author, a summary of the qualifications that make you.</text:span></text:p>
        </text:list-item>
        <text:list-item>
          <text:p text:style-name="P35"><text:span text:style-name="T6">An approximate writing schedule.</text:span></text:p>
        </text:list-item>
      </text:list>
      <text:h text:style-name="P28" text:outline-level="3"><text:span text:style-name="T2">2.<text:tab/>How do I determine the audience for my book?</text:span></text:h>
      <text:p text:style-name="P62">In order to write a quality book, you need to have a pretty clear idea who you are writing the book for. The best way to do this is to be an active part of the community surrounding the technology. <text:s/>It is often a good idea to create a detailed description of the ideal reader(s), complete with a description of how he or she uses the technologies and what information the reader may need.</text:p>
      <text:h text:style-name="P28" text:outline-level="3"><text:span text:style-name="T2">3.<text:tab/>How long should my manuscript be?</text:span></text:h>
      <text:p text:style-name="P62">The manuscript should be as long as it needs to be to provide the necessary content while avoiding redundant and unnecessary material. If the writing is focused and the content is appropriate, then page count becomes less of an issue. </text:p>
      <text:p text:style-name="P62"/>
      <text:p text:style-name="P62">It is important to estimate your page count during the proposal phase and to stay reasonably close to that estimate when writing. <text:s/>Page count is an important factor in pricing a book. <text:s/>Large increases or decreases in page count can have a major impact on pricing and perception of quality.</text:p>
      <text:h text:style-name="P28" text:outline-level="3"><text:span text:style-name="T2">4.<text:tab/>How long will I have to write my book?</text:span></text:h>
      <text:p text:style-name="P62">This will vary from project to project depending on the topic, the series, and the product cycle of the technology.</text:p>
      <text:p text:style-name="P62"/>
      <text:p text:style-name="P62">In general we aim for a rather aggressive writing schedule since our experience has shown that the market rewards timeliness. <text:s/>However, the quality of the content is our first priority. <text:s/>As any <text:soft-page-break/>experienced author will attest, writing a book is a test of knowledge, dedication, and determination.</text:p>
      <text:h text:style-name="P28" text:outline-level="3"><text:span text:style-name="T2">5.<text:tab/>What happens to my proposal once it has been submitted?</text:span></text:h>
      <text:p text:style-name="P58"><text:span text:style-name="T13">Publishing books that provide valuable information that is not readily available is important to us. You may be asked to provide additional information or revise your proposal based on initial in-house review. When the acquisitions editor (AE) believes that you have put together a solid proposal, it will be reviewed by several outside subject matter experts.  If the consensus is that you are on the right track for a book that we should publish, we’ll share the reviewers’ thoughts with you and ask you to revise your proposal and table of contents based on their comments. A second review may be required based on your revised materials. Once your proposal is ready to go, the acquisitions editor will present it to the Editorial Board. This group gives final approval to pursue publishing a book. </text:span></text:p>
      <text:h text:style-name="P28" text:outline-level="3"><text:span text:style-name="T2">6.<text:tab/>What is involved in the writing process at Pearson?</text:span></text:h>
      <text:p text:style-name="P62">Basically, the writing process is divided into four phases which may overlap. <text:s/>The phases are:</text:p>
      <text:p text:style-name="P62"/>
      <text:list xml:id="list355089179" text:style-name="WW8Num18">
        <text:list-item>
          <text:p text:style-name="P63"><text:span text:style-name="Mono_20_Bold_20_in_20_text">Outline development and contract negotiation</text:span><text:span text:style-name="Mono_20_Bold_20_in_20_text"><text:span text:style-name="T17">.</text:span></text:span> <text:s/>This is the period from title conception to signing the contract. This phase can last an indeterminate amount of time, based upon the timeliness of your topic and the quality of the outline and book proposal submitted.</text:p>
        </text:list-item>
      </text:list>
      <text:p text:style-name="P71"><text:span text:style-name="Mono_20_Bold_20_in_20_text"><text:span text:style-name="T19"/></text:span></text:p>
      <text:list xml:id="list133643289093503" text:continue-numbering="true" text:style-name="WW8Num18">
        <text:list-item>
          <text:p text:style-name="P63"><text:span text:style-name="Mono_20_Bold_20_in_20_text">Manuscript development</text:span><text:span text:style-name="Mono_20_Bold_20_in_20_text"><text:span text:style-name="T17">.</text:span></text:span> <text:s/>This covers the period from contract signing to submission of final manuscript. During this period you will work closely with your development editor to make sure the book is focused and targeted correctly.</text:p>
        </text:list-item>
      </text:list>
      <text:p text:style-name="P71"><text:span text:style-name="Mono_20_Bold_20_in_20_text"><text:span text:style-name="T19"/></text:span></text:p>
      <text:list xml:id="list133644913550702" text:continue-numbering="true" text:style-name="WW8Num18">
        <text:list-item>
          <text:p text:style-name="P63"><text:span text:style-name="Mono_20_Bold_20_in_20_text">Editing.</text:span> <text:s/>This phase includes the period from final manuscript through submission of the edited manuscript to Production. <text:s/>During this phase, you will respond to questions and suggestions from the development, technical, and production editors, this part of the Editing phase is called Author Review. <text:s/>For the early part of your manuscript submissions, this phase may overlap with original writing of the final segments of your manuscript.</text:p>
        </text:list-item>
      </text:list>
      <text:p text:style-name="P71"/>
      <text:list xml:id="list3729388676" text:style-name="WW8Num9">
        <text:list-item>
          <text:list>
            <text:list-item>
              <text:p text:style-name="P36"><text:span text:style-name="Mono_20_Bold_20_in_20_text"><text:span text:style-name="T11">Production.</text:span></text:span><text:span text:style-name="T5"> <text:s/>The book is indexed, laid out, and paginated at the point the author reviews pages for accuracy before the book is sent to the printer.</text:span></text:p>
            </text:list-item>
          </text:list>
        </text:list-item>
      </text:list>
      <text:h text:style-name="P28" text:outline-level="3"><text:span text:style-name="T2">7.<text:tab/>Which word processing format should I use?</text:span></text:h>
      <text:p text:style-name="P62">We would prefer that you use <text:span text:style-name="Mono_20_Bold_20_in_20_text">Microsoft Word</text:span><text:span text:style-name="Mono_20_Bold_20_in_20_text"><text:span text:style-name="T19"> or </text:span></text:span><text:span text:style-name="Mono_20_Bold_20_in_20_text">OpenOffice.org</text:span><text:span text:style-name="Mono_20_Bold_20_in_20_text"><text:span text:style-name="T19"> because our internal operations are setup to work most effectively in that manner</text:span></text:span>. Other formats may be accepted on a case-by-case basis. <text:s/>If you wish to use a different word processor, please discuss it with your acquisitions editor.</text:p>
      <text:h text:style-name="P28" text:outline-level="3"><text:span text:style-name="T2">8.<text:tab/>What about financial considerations?</text:span></text:h>
      <text:p text:style-name="P62">Most authors receive remuneration based upon royalties. <text:s/>The complete and legal description of how royalties are paid is contained within the contract, the details of which you will work out with your acquisitions editor.</text:p>
      <text:p text:style-name="P62"/>
      <text:p text:style-name="P62"><text:soft-page-break/>Royalties vary, and are generally based upon our actual net receipts for the book (the monies we receive from our customers). Unlike some publishers, we pay royalties monthly.</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svg:font-family="Courier" style:font-family-generic="modern"/>
    <style:font-face style:name="Courier New" svg:font-family="'Courier New'" style:font-family-generic="modern"/>
    <style:font-face style:name="Arimo" svg:font-family="Arimo"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5in" fo:margin-right="0.5in" fo:margin-top="0.1665in" fo:margin-bottom="0.0417in" loext:contextual-spacing="false" fo:text-indent="0in" style:auto-text-indent="false" fo:keep-with-next="always"/>
      <style:text-properties fo:font-variant="small-caps" fo:font-size="24pt" fo:font-weight="bold" style:letter-kerning="true" style:font-size-asian="24pt" style:font-weight-asian="bold"/>
    </style:style>
    <style:style style:name="Heading_20_2" style:display-name="Heading 2" style:family="paragraph" style:parent-style-name="Standard" style:next-style-name="Standard" style:default-outline-level="2" style:list-style-name="WW8Num5" style:class="text">
      <style:paragraph-properties fo:margin-top="0.1665in" fo:margin-bottom="0.0417in" loext:contextual-spacing="false" fo:text-align="center" style:justify-single-word="false" fo:padding-left="0in" fo:padding-right="0in" fo:padding-top="0.0138in" fo:padding-bottom="0.0138in" fo:border-left="none" fo:border-right="none" fo:border-top="0.99pt solid #000000" fo:border-bottom="0.51pt solid #000000" fo:keep-with-next="always"/>
      <style:text-properties fo:font-variant="small-caps" style:font-name="Helvetica" fo:font-family="Helvetica" style:font-family-generic="swiss" style:font-pitch="variable" fo:font-size="18pt" fo:font-weight="bold" style:font-size-asian="18pt" style:font-weight-asian="bold" style:font-name-complex="Helvetica" style:font-family-complex="Helvetica" style:font-family-generic-complex="swiss" style:font-pitch-complex="variable"/>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line-height="100%"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style:line-height-at-least="0.1665in" fo:keep-with-next="always"/>
      <style:text-properties style:font-name="Courier" fo:font-family="Courier" style:font-family-generic="modern" fo:font-style="italic" fo:font-weight="bold" style:font-name-asian="Times New Roman" style:font-family-asian="'Times New Roman'" style:font-family-generic-asian="roman" style:font-pitch-asian="variable" style:font-style-asian="italic" style:font-weight-asian="bold" style:font-name-complex="Courier" style:font-family-complex="Courier" style:font-family-generic-complex="modern"/>
    </style:style>
    <style:style style:name="ADD"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AU"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BL" style:family="paragraph">
      <style:paragraph-properties fo:margin-left="0.7in" fo:margin-right="0in" fo:margin-top="0in" fo:margin-bottom="0.1665in" loext:contextual-spacing="false" style:line-height-at-least="0.1665in" fo:orphans="2" fo:widows="2" fo:text-indent="-0.6in" style:auto-text-indent="false">
        <style:tab-stops>
          <style:tab-stop style:position="0.2in"/>
          <style:tab-stop style:position="0.7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BT"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BTSUB"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BX" style:family="paragraph">
      <style:paragraph-properties fo:margin-left="0.7in" fo:margin-right="0in" fo:margin-top="0in" fo:margin-bottom="0.1665in" loext:contextual-spacing="false" style:line-height-at-least="0.1665in" fo:orphans="2" fo:widows="2" fo:text-indent="-0.6in" style:auto-text-indent="false">
        <style:tab-stops>
          <style:tab-stop style:position="0.2in"/>
          <style:tab-stop style:position="0.7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1" style:family="paragraph">
      <style:paragraph-properties fo:margin-left="0in" fo:margin-right="-0.9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8pt" fo:language="en" fo:country="US" style:text-underline-style="solid" style:text-underline-width="auto" style:text-underline-color="font-color" style:font-name-asian="Times New Roman" style:font-family-asian="'Times New Roman'" style:font-family-generic-asian="roman" style:font-pitch-asian="variable" style:font-size-asian="8pt" style:font-name-complex="Courier" style:font-family-complex="Courier" style:font-family-generic-complex="modern" style:font-size-complex="10pt" style:language-complex="ar" style:country-complex="SA"/>
    </style:style>
    <style:style style:name="C2" style:family="paragraph">
      <style:paragraph-properties fo:margin-left="0in" fo:margin-right="-0.9in" style:line-height-at-least="0.1665in" fo:orphans="2" fo:widows="2" fo:text-indent="0in" style:auto-text-indent="false"/>
      <style:text-properties style:use-window-font-color="true" style:font-name="Courier" fo:font-family="Courier" style:font-family-generic="modern" fo:font-size="8pt" fo:language="en" fo:country="US" style:text-underline-style="solid" style:text-underline-width="auto" style:text-underline-color="font-color" style:font-name-asian="Times New Roman" style:font-family-asian="'Times New Roman'" style:font-family-generic-asian="roman" style:font-pitch-asian="variable" style:font-size-asian="8pt" style:font-name-complex="Courier" style:font-family-complex="Courier" style:font-family-generic-complex="modern" style:font-size-complex="10pt" style:language-complex="ar" style:country-complex="SA"/>
    </style:style>
    <style:style style:name="CA"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AX"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BL" style:family="paragraph">
      <style:paragraph-properties fo:margin-left="1.5in" fo:margin-right="0in" fo:margin-top="0in" fo:margin-bottom="0.1665in" loext:contextual-spacing="false" style:line-height-at-least="0.1665in" fo:orphans="2" fo:widows="2" fo:text-indent="-1in" style:auto-text-indent="false">
        <style:tab-stops>
          <style:tab-stop style:position="0.6in"/>
          <style:tab-stop style:position="1.1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BX" style:family="paragraph">
      <style:paragraph-properties fo:margin-left="1.5in" fo:margin-right="0in" fo:margin-top="0in" fo:margin-bottom="0.1665in" loext:contextual-spacing="false" style:line-height-at-least="0.1665in" fo:orphans="2" fo:widows="2" fo:text-indent="-1in" style:auto-text-indent="false">
        <style:tab-stops>
          <style:tab-stop style:position="0.6in"/>
          <style:tab-stop style:position="1.1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FT" style:family="paragraph">
      <style:paragraph-properties fo:margin-left="0.4in" fo:margin-right="0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HD" style:family="paragraph">
      <style:paragraph-properties fo:margin-left="0.4in" fo:margin-right="0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CHE" style:family="paragraph">
      <style:paragraph-properties fo:margin-left="0.4in" fo:margin-right="0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CLT"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NL" style:family="paragraph">
      <style:paragraph-properties fo:margin-left="1.5in" fo:margin-right="0in" fo:margin-top="0in" fo:margin-bottom="0.1665in" loext:contextual-spacing="false" style:line-height-at-least="0.1665in" fo:orphans="2" fo:widows="2" fo:text-indent="-1in" style:auto-text-indent="false">
        <style:tab-stops>
          <style:tab-stop style:position="0.6in"/>
          <style:tab-stop style:position="1.1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NX" style:family="paragraph">
      <style:paragraph-properties fo:margin-left="1.5in" fo:margin-right="0in" fo:margin-top="0in" fo:margin-bottom="0.1665in" loext:contextual-spacing="false" style:line-height-at-least="0.1665in" fo:orphans="2" fo:widows="2" fo:text-indent="-1in" style:auto-text-indent="false">
        <style:tab-stops>
          <style:tab-stop style:position="0.6in"/>
          <style:tab-stop style:position="1.1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R"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REDNM"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REDTI"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CRHC"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CRHD"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CSH" style:family="paragraph">
      <style:paragraph-properties fo:margin-left="0.8in" fo:margin-right="0.8in" fo:margin-top="0in" fo:margin-bottom="0.1665in" loext:contextual-spacing="false" style:line-height-at-least="0.1665in" fo:text-align="center" style:justify-single-word="false" fo:orphans="2" fo:widows="2" fo:text-indent="0in" style:auto-text-indent="false"/>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CTB" style:family="paragraph">
      <style:paragraph-properties fo:margin-left="0.4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TC" style:family="paragraph">
      <style:paragraph-properties fo:margin-left="0.4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CTH" style:family="paragraph">
      <style:paragraph-properties fo:margin-left="0.4in" fo:margin-right="0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CTTOC"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TX" style:family="paragraph">
      <style:paragraph-properties fo:margin-left="0.4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X" style:family="paragraph">
      <style:paragraph-properties fo:margin-left="0in" fo:margin-right="-0.9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8pt" fo:language="en" fo:country="US" style:text-underline-style="solid" style:text-underline-width="auto" style:text-underline-color="font-color" style:font-name-asian="Times New Roman" style:font-family-asian="'Times New Roman'" style:font-family-generic-asian="roman" style:font-pitch-asian="variable" style:font-size-asian="8pt" style:font-name-complex="Courier" style:font-family-complex="Courier" style:font-family-generic-complex="modern" style:font-size-complex="10pt" style:language-complex="ar" style:country-complex="SA"/>
    </style:style>
    <style:style style:name="DED"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EDTN"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EH" style:family="paragraph">
      <style:paragraph-properties fo:margin-left="0.7in" fo:margin-right="0in" fo:margin-top="0in" fo:margin-bottom="0.1665in" loext:contextual-spacing="false" style:line-height-at-least="0.1665in" fo:text-align="center" style:justify-single-word="false" fo:orphans="2" fo:widows="2" fo:text-indent="0in" style:auto-text-indent="false"/>
      <style:text-properties style:use-window-font-color="true" style:font-name="Courier" fo:font-family="Courier" style:font-family-generic="modern"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Courier" style:font-family-complex="Courier" style:font-family-generic-complex="modern" style:font-size-complex="10pt" style:language-complex="ar" style:country-complex="SA"/>
    </style:style>
    <style:style style:name="EL" style:family="paragraph">
      <style:paragraph-properties fo:margin-left="1.4in" fo:margin-right="0in" fo:margin-top="0in" fo:margin-bottom="0.1665in" loext:contextual-spacing="false" style:line-height-at-least="0.1665in" fo:orphans="2" fo:widows="2" fo:text-indent="-0.6in" style:auto-text-indent="false">
        <style:tab-stops>
          <style:tab-stop style:position="0.9in"/>
          <style:tab-stop style:position="1.4in"/>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ENL" style:family="paragraph">
      <style:paragraph-properties fo:margin-left="1.4in" fo:margin-right="0in" fo:margin-top="0in" fo:margin-bottom="0.1665in" loext:contextual-spacing="false" style:line-height-at-least="0.1665in" fo:orphans="2" fo:widows="2" fo:text-indent="-0.6in" style:auto-text-indent="false">
        <style:tab-stops>
          <style:tab-stop style:position="0.9in"/>
          <style:tab-stop style:position="1.4in"/>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ENX" style:family="paragraph">
      <style:paragraph-properties fo:margin-left="1.4in" fo:margin-right="0in" fo:margin-top="0in" fo:margin-bottom="0.1665in" loext:contextual-spacing="false" style:line-height-at-least="0.1665in" fo:orphans="2" fo:widows="2" fo:text-indent="-0.6in" style:auto-text-indent="false">
        <style:tab-stops>
          <style:tab-stop style:position="0.9in"/>
          <style:tab-stop style:position="1.4in"/>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ET" style:family="paragraph">
      <style:paragraph-properties fo:margin-left="0.7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EX" style:family="paragraph">
      <style:paragraph-properties fo:margin-left="0.7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FC"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FN"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FT"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FTN"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8pt" fo:language="en" fo:country="US" fo:font-style="italic" style:font-name-asian="Times New Roman" style:font-family-asian="'Times New Roman'" style:font-family-generic-asian="roman" style:font-pitch-asian="variable" style:font-size-asian="8pt" style:font-style-asian="italic" style:font-name-complex="Courier" style:font-family-complex="Courier" style:font-family-generic-complex="modern" style:font-size-complex="10pt" style:language-complex="ar" style:country-complex="SA"/>
    </style:style>
    <style:style style:name="HA"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HB"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HC"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HD"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HE"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HF"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HG"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IT" style:family="paragraph">
      <style:paragraph-properties fo:margin-left="0in" fo:margin-right="0in" fo:margin-top="0in" fo:margin-bottom="0.1665in" loext:contextual-spacing="false" style:line-height-at-least="0.1665in" fo:orphans="2" fo:widows="2" fo:text-indent="0.7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LC1" style:family="paragraph">
      <style:paragraph-properties fo:margin-left="0.7in" fo:margin-right="-0.9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8pt" fo:language="en" fo:country="US" style:text-underline-style="solid" style:text-underline-width="auto" style:text-underline-color="font-color" style:font-name-asian="Times New Roman" style:font-family-asian="'Times New Roman'" style:font-family-generic-asian="roman" style:font-pitch-asian="variable" style:font-size-asian="8pt" style:font-name-complex="Courier" style:font-family-complex="Courier" style:font-family-generic-complex="modern" style:font-size-complex="10pt" style:language-complex="ar" style:country-complex="SA"/>
    </style:style>
    <style:style style:name="LC2" style:family="paragraph">
      <style:paragraph-properties fo:margin-left="0.7in" fo:margin-right="-0.9in" style:line-height-at-least="0.1665in" fo:orphans="2" fo:widows="2" fo:text-indent="0in" style:auto-text-indent="false"/>
      <style:text-properties style:use-window-font-color="true" style:font-name="Courier" fo:font-family="Courier" style:font-family-generic="modern" fo:font-size="8pt" fo:language="en" fo:country="US" style:text-underline-style="solid" style:text-underline-width="auto" style:text-underline-color="font-color" style:font-name-asian="Times New Roman" style:font-family-asian="'Times New Roman'" style:font-family-generic-asian="roman" style:font-pitch-asian="variable" style:font-size-asian="8pt" style:font-name-complex="Courier" style:font-family-complex="Courier" style:font-family-generic-complex="modern" style:font-size-complex="10pt" style:language-complex="ar" style:country-complex="SA"/>
    </style:style>
    <style:style style:name="LCX" style:family="paragraph">
      <style:paragraph-properties fo:margin-left="0.7in" fo:margin-right="-0.9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8pt" fo:language="en" fo:country="US" style:text-underline-style="solid" style:text-underline-width="auto" style:text-underline-color="font-color" style:font-name-asian="Times New Roman" style:font-family-asian="'Times New Roman'" style:font-family-generic-asian="roman" style:font-pitch-asian="variable" style:font-size-asian="8pt" style:font-name-complex="Courier" style:font-family-complex="Courier" style:font-family-generic-complex="modern" style:font-size-complex="10pt" style:language-complex="ar" style:country-complex="SA"/>
    </style:style>
    <style:style style:name="LH"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LX" style:family="paragraph" style:next-style-name="Standard">
      <style:paragraph-properties fo:margin-left="0in" fo:margin-right="-0.9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8pt" fo:language="en" fo:country="US" style:text-underline-style="solid" style:text-underline-width="auto" style:text-underline-color="font-color" style:font-name-asian="Times New Roman" style:font-family-asian="'Times New Roman'" style:font-family-generic-asian="roman" style:font-pitch-asian="variable" style:font-size-asian="8pt" style:font-name-complex="Courier" style:font-family-complex="Courier" style:font-family-generic-complex="modern" style:font-size-complex="10pt" style:language-complex="ar" style:country-complex="SA"/>
    </style:style>
    <style:style style:name="M01"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02"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03"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04"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05"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06"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07"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08"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09"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10"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11"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12"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13"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14"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15"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H" style:family="paragraph">
      <style:paragraph-properties fo:margin-left="0.7in" fo:margin-right="0.7in" fo:margin-top="0in" fo:margin-bottom="0.1665in" loext:contextual-spacing="false" style:line-height-at-least="0.1665in" fo:text-align="center" style:justify-single-word="false" fo:orphans="2" fo:widows="2" fo:text-indent="0in" style:auto-text-indent="false"/>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MN" style:family="paragraph">
      <style:paragraph-properties fo:margin-left="0.7in" fo:margin-right="0.7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NL" style:family="paragraph">
      <style:paragraph-properties fo:margin-left="0.7in" fo:margin-right="0in" fo:margin-top="0in" fo:margin-bottom="0.1665in" loext:contextual-spacing="false" style:line-height-at-least="0.1665in" fo:orphans="2" fo:widows="2" fo:text-indent="-0.6in" style:auto-text-indent="false">
        <style:tab-stops>
          <style:tab-stop style:position="0.2in"/>
          <style:tab-stop style:position="0.7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NO"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NOX"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NX" style:family="paragraph">
      <style:paragraph-properties fo:margin-left="0.7in" fo:margin-right="0in" fo:margin-top="0in" fo:margin-bottom="0.1665in" loext:contextual-spacing="false" style:line-height-at-least="0.1665in" fo:orphans="2" fo:widows="2" fo:text-indent="-0.6in" style:auto-text-indent="false">
        <style:tab-stops>
          <style:tab-stop style:position="0.2in"/>
          <style:tab-stop style:position="0.7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PD" style:family="paragraph">
      <style:paragraph-properties fo:margin-top="0.1665in" fo:margin-bottom="0.1665in" loext:contextual-spacing="false" style:line-height-at-least="0.1665in" fo:orphans="2" fo:widows="2"/>
      <style:text-properties style:use-window-font-color="true" style:font-name="Courier" fo:font-family="Courier" style:font-family-generic="modern"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Courier" style:font-family-complex="Courier" style:font-family-generic-complex="modern" style:font-size-complex="10pt" style:language-complex="ar" style:country-complex="SA"/>
    </style:style>
    <style:style style:name="PTTOC"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QQ" style:family="paragraph">
      <style:paragraph-properties fo:margin-top="0.1665in" fo:margin-bottom="0.1665in" loext:contextual-spacing="false" style:line-height-at-least="0.1665in" fo:orphans="2" fo:widows="2" fo:padding-left="0.0555in" fo:padding-right="0.0555in" fo:padding-top="0.0138in" fo:padding-bottom="0.0138in" fo:border="0.51pt solid #000000"/>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SB"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SBX"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SH" style:family="paragraph">
      <style:paragraph-properties fo:margin-left="0.6in" fo:margin-right="0.6in" fo:margin-top="0in" fo:margin-bottom="0.1665in" loext:contextual-spacing="false" style:line-height-at-least="0.1665in" fo:text-align="center" style:justify-single-word="false" fo:orphans="2" fo:widows="2" fo:text-indent="0in" style:auto-text-indent="false"/>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TB" style:family="paragraph">
      <style:paragraph-properties fo:margin-top="0in" fo:margin-bottom="0.0835in" loext:contextual-spacing="false" style:line-height-at-least="0.1665in" fo:orphans="2" fo:widows="2">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C" style:family="paragraph">
      <style:paragraph-properties fo:margin-top="0in" fo:margin-bottom="0.1665in" loext:contextual-spacing="false" style:line-height-at-least="0.1665in" fo:orphans="2" fo:widows="2">
        <style:tab-stops>
          <style:tab-stop style:position="3.55in"/>
        </style:tab-stops>
      </style:paragraph-properties>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TH"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TI"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IX"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N"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TOCHB"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OCHC"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OCHD"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OCPART"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R" style:family="paragraph">
      <style:paragraph-properties fo:margin-top="0in" fo:margin-bottom="0.0835in" loext:contextual-spacing="false" style:line-height-at-least="0.1665in" fo:orphans="2" fo:widows="2">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S" style:family="paragraph">
      <style:paragraph-properties fo:margin-top="0in" fo:margin-bottom="0.1665in" loext:contextual-spacing="false" style:line-height-at-least="0.1665in" fo:text-align="center" style:justify-single-word="false" fo:orphans="2" fo:widows="2"/>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TX" style:family="paragraph">
      <style:paragraph-properties fo:margin-top="0in" fo:margin-bottom="0.1665in" loext:contextual-spacing="false" style:line-height-at-least="0.1665in" fo:orphans="2" fo:widows="2">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UC" style:family="paragraph">
      <style:paragraph-properties fo:margin-left="0.7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UD" style:family="paragraph">
      <style:paragraph-properties fo:margin-left="0.7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UL" style:family="paragraph">
      <style:paragraph-properties fo:margin-left="0.7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US" style:family="paragraph">
      <style:paragraph-properties fo:margin-left="0.7in" fo:margin-right="0in"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UX" style:family="paragraph">
      <style:paragraph-properties fo:margin-left="0.7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WA"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WAX"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class="text">
      <style:paragraph-properties fo:margin-left="0.5in" fo:margin-right="0in" fo:text-indent="0in" style:auto-text-indent="false"/>
    </style:style>
    <style:style style:name="Listing_20_head" style:display-name="Listing head" style:family="paragraph">
      <style:paragraph-properties fo:margin-top="0in" fo:margin-bottom="0.1665in" loext:contextual-spacing="false" fo:line-height="0.1665in" fo:orphans="2" fo:widows="2" fo:keep-with-next="always"/>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Mono_20_Bold_20_in_20_text" style:display-name="Mono Bold in text" style:family="text">
      <style:text-properties style:text-underline-style="solid" style:text-underline-width="auto" style:text-underline-color="font-color" fo:font-weight="bold" style:font-weight-asian="bold"/>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bullet text:level="2"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bullet text:level="2"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color="#eaeaea"/>
    </style:style>
    <style:style style:name="M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25in" fo:margin-top="0.211in" style:dynamic-spacing="true"/>
      </style:footer-style>
    </style:page-layout>
  </office:automatic-styles>
  <office:master-styles>
    <style:master-page style:name="Standard" style:page-layout-name="Mpm1">
      <style:header>
        <text:p text:style-name="Header"><text:s/>INCLUDEPICTURE <text:s/>"cid:image001.jpg@01CBC6AF.C1F27560" \* MERGEFORMATINET <text:s/>INCLUDEPICTURE <text:s/>"cid:image001.jpg@01CBC6AF.C1F27560" \* MERGEFORMATINET <draw:frame draw:style-name="Mfr1" draw:name="Image2" text:anchor-type="as-char" svg:width="6.4965in" svg:height="0.4575in" draw:z-index="10"><draw:image xlink:href="Pictures/10000000000002F40000003503D1C0375D963668.jpg" xlink:type="simple" xlink:show="embed" xlink:actuate="onLoad" loext:mime-type="image/jpeg"/></draw:frame></text:p>
      </style:header>
      <loext:header-first>
        <text:p text:style-name="Header"><text:s/>INCLUDEPICTURE <text:s/>"cid:image001.jpg@01CBC6AF.C1F27560" \* MERGEFORMATINET <text:s/>INCLUDEPICTURE <text:s/>"cid:image001.jpg@01CBC6AF.C1F27560" \* MERGEFORMATINET <draw:frame draw:style-name="Mfr1" draw:name="Image1" text:anchor-type="as-char" svg:width="6.4965in" svg:height="0.4575in" draw:z-index="0"><draw:image xlink:href="Pictures/10000000000002F40000003503D1C0375D963668.jpg" xlink:type="simple" xlink:show="embed" xlink:actuate="onLoad" loext:mime-type="image/jpeg"/></draw:frame></text:p>
      </loext:header-first>
      <style:footer>
        <text:p text:style-name="MP1"><text:tab/><text:tab/></text:p>
      </style:footer>
      <loext:footer-first>
        <text:p text:style-name="MP1"><text:tab/><text:tab/></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uthoring Guidelines and Proposal Packet For Developers Library Books</dc:title>
    <dc:subject>Developers Library Proposal Template</dc:subject>
    <meta:keyword/>
    <dc:description/>
    <meta:initial-creator>Scott D. Meyers</meta:initial-creator>
    <meta:creation-date>2016-09-28T23:06:00</meta:creation-date>
    <dc:date>2022-01-07T13:31:37.382367419</dc:date>
    <meta:print-date>2005-09-21T13:54:00</meta:print-date>
    <meta:editing-cycles>32</meta:editing-cycles>
    <meta:editing-duration>PT33M16S</meta:editing-duration>
    <meta:generator>LibreOffice/6.4.7.2$Linux_X86_64 LibreOffice_project/40$Build-2</meta:generator>
    <meta:document-statistic meta:table-count="1" meta:image-count="2" meta:object-count="0" meta:page-count="11" meta:paragraph-count="129" meta:word-count="2362" meta:character-count="14383" meta:non-whitespace-character-count="12122"/>
  </office:meta>
</office:document-meta>
</file>